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0d04" officeooo:paragraph-rsid="00040d04"/>
    </style:style>
    <style:style style:name="P2" style:family="paragraph" style:parent-style-name="Standard">
      <style:text-properties officeooo:rsid="000432d7" officeooo:paragraph-rsid="000432d7"/>
    </style:style>
    <style:style style:name="T1" style:family="text">
      <style:text-properties officeooo:rsid="000574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ion sort → Método de ordenação que busca o menor termo e coloca no começo.</text:p>
      <text:p text:style-name="P1"/>
      <text:p text:style-name="P1">Insertion sort → Método de ordenação que vai procurando aonde o determinado termo se encaixa, como se fosse para organizar as cartas do baralho em sua mão. Você não procura o maior ou o menor, simplesmente olha para carta e encaixa ela em algum lugar.</text:p>
      <text:p text:style-name="P1"/>
      <text:p text:style-name="P1">Bubble sort → Método que a cada ciclo coloca o maior termo na última posição, se diferencia do Selection sort, pois ele já vai organizando os elementos antes de colocar o maior valor na última posição. Ele pega um e compara com o da posição seguinte, se o primeiro for maior já existe uma troca de posição.</text:p>
      <text:p text:style-name="P1"/>
      <text:p text:style-name="P1">Shell sort → Esse método separa todos os elementos do vetor ou da lista na metade, que no caso é chamada de gap, e compara todos de um lado com todos do outro lado. Depois disso o gap é dividido na metade novamente e novas comparações são feitas, é feito isso enquanto o gap for maior que 1, quando ele é igual a 1 basicamente ocorre um insertion sort.</text:p>
      <text:p text:style-name="P1"/>
      <text:p text:style-name="P1">Quicksort → Método que escolhe um pivô, pode ser qualquer elemento do vetor e em seguida ordena todos os elementos em relação a ele, colocando os maiores que ele de um lado e os menores de outro. Isto é feito até que não seja mais possível dividir. </text:p>
      <text:p text:style-name="P1"/>
      <text:p text:style-name="P1">Heap sort → Esse método trabalha basicamente como uma árvore de prioridade, colocando os maiores números em cima e os menores em baixo, porém tudo isso é feito dentro de um vetor.</text:p>
      <text:p text:style-name="P1"/>
      <text:p text:style-name="P1">Merge sort → Método que divide o vetor e 2 até não ser mais possível, desta forma teremos todos os elementos separadamente ordenados, em seguida é feito a junção desses elementos comparando o menor, para realizar isso são feitas comparações dois vetores a cada ciclo.</text:p>
      <text:p text:style-name="P1"/>
      <text:p text:style-name="P1">Bucked sort → Esse método separa todos os elementos do vetor em grupos, por exemplo: Separar os elementos do vetor em idade, na faixa de 0 anos até 10 é um grupo, de 10 até 20 outro e assim por diante. </text:p>
      <text:p text:style-name="P1"/>
      <text:p text:style-name="P2">Radix sort → Radix sort consiste em ordenar cada algorismo de um número e no final entregá-lo todo ordenado. Basicamente, o radix sort pega cada algorismo do fim para o começo e ordena todos os elementos em relação ao último, em seguida em relação ao penúltimo e assim por diante até chegar no primeiro, ao fim disso os números estarão todos corretamente ordenado. Para a utilização desse método é necessário o uso de um outro método de ordenação estável. </text:p>
      <text:p text:style-name="P2"/>
      <text:p text:style-name="P2">Counting sort → Este método consiste em criar um vetor com o número de repetições de cada elemento dentro do vetor. <text:span text:style-name="T1">Esse vetor criado depende do range, menor valor do vetor – maior valor +1, logo só é útil de fato se o vetor principal não tiver um range muito grande e poucos dígitos. Esse método encaixa como uma luva para o radix sort, pois pegando números de 0 a 9 ele é muito eficiente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0:04:56.273805305</meta:creation-date>
    <dc:date>2017-04-16T00:22:18.509449347</dc:date>
    <meta:editing-duration>PT13H41M21S</meta:editing-duration>
    <meta:editing-cycles>1</meta:editing-cycles>
    <meta:document-statistic meta:table-count="0" meta:image-count="0" meta:object-count="0" meta:page-count="1" meta:paragraph-count="10" meta:word-count="504" meta:character-count="2732" meta:non-whitespace-character-count="2234"/>
    <meta:generator>LibreOffice/5.1.6.2$Linux_X86_64 LibreOffice_project/10m0$Build-2</meta:generator>
  </office:meta>
</office:document-meta>
</file>